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3146in" style:rel-column-width="2978*"/>
    </style:style>
    <style:style style:name="Table1.V" style:family="table-column">
      <style:table-column-properties style:column-width="0.3167in" style:rel-column-width="2997*"/>
    </style:style>
    <style:style style:name="Table1.A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V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style>
    <style:style style:name="P2" style:family="paragraph" style:parent-style-name="Table_20_Contents">
      <style:text-properties style:use-window-font-color="true" fo:font-weight="bold" fo:background-color="transparent" style:font-weight-asian="bold" style:font-weight-complex="bold"/>
    </style:style>
    <style:style style:name="P3" style:family="paragraph" style:parent-style-name="Table_20_Contents">
      <style:text-properties fo:color="#999999"/>
    </style:style>
    <style:style style:name="P4" style:family="paragraph" style:parent-style-name="Text_20_body">
      <style:text-properties fo:font-style="italic" style:text-underline-style="solid" style:text-underline-width="auto" style:text-underline-color="font-color" style:font-style-asian="italic" style:font-style-complex="italic"/>
    </style:style>
    <style:style style:name="T1" style:family="text">
      <style:text-properties fo:font-style="italic" style:font-style-asian="italic" style:font-style-complex="italic"/>
    </style:style>
    <style:style style:name="T2" style:family="text">
      <style:text-properties fo:font-size="8pt" style:font-size-asian="8pt" style:font-size-complex="8pt"/>
    </style:style>
    <style:style style:name="T3" style:family="text">
      <style:text-properties fo:font-size="8pt" fo:font-style="italic" style:font-size-asian="8pt" style:font-style-asian="italic" style:font-size-complex="8pt" style:font-style-complex="italic"/>
    </style:style>
    <style:style style:name="T4" style:family="text">
      <style:text-properties fo:font-size="8pt" fo:font-weight="bold" style:font-size-asian="8pt" style:font-weight-asian="bold" style:font-size-complex="8pt" style:font-weight-complex="bold"/>
    </style:style>
    <style:style style:name="T5" style:family="text">
      <style:text-properties fo:color="#999999" fo:font-size="8pt" style:font-size-asian="8pt" style:font-size-complex="8pt"/>
    </style:style>
    <style:style style:name="T6" style:family="text">
      <style:text-properties style:use-window-font-color="true" fo:font-size="8pt" style:font-size-asian="8pt" style:font-size-complex="8pt"/>
    </style:style>
    <style:style style:name="T7" style:family="text">
      <style:text-properties style:use-window-font-color="true" fo:font-size="8pt" style:text-underline-style="solid" style:text-underline-width="auto" style:text-underline-color="font-color" fo:font-weight="normal" style:font-size-asian="8pt" style:font-weight-asian="normal" style:font-size-complex="8pt" style:font-weight-complex="normal"/>
    </style:style>
    <style:style style:name="T8" style:family="text">
      <style:text-properties style:use-window-font-color="true" fo:font-size="8pt" style:text-underline-style="solid" style:text-underline-width="auto" style:text-underline-color="font-color" style:font-size-asian="8pt" style:font-size-complex="8pt"/>
    </style:style>
    <style:style style:name="T9" style:family="text">
      <style:text-properties fo:font-style="normal" style:font-style-asian="normal" style:font-style-complex="normal"/>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apter 1: Infrared Control Robot <text:s text:c="203"/></text:h>
      <text:p text:style-name="Text_20_body"/>
      <text:h text:style-name="Heading_20_2" text:outline-level="2">Introduction</text:h>
      <text:p text:style-name="Text_20_body"><text:s text:c="2"/>In this chapter, we will use a standard motorized platform (MakeBlock kit) in conjunction with an Arduino, Infrared receiver, motor-controller shield, and Infrared Remote to build a remote controlled robot. At the end of this chapter, you should understand the concepts behind infrared data transmission, serial data transfer, Arduino data String objects, and case statements. Now on to the fun stuff.</text:p>
      <text:p text:style-name="Text_20_body"><text:s text:c="2"/>The purpose of this chapter is to create a wireless robot controller link for as cheap as possible. As I mentioned, this book is meant to focus on the manipulation of code to achieve the desired results instead of building hardware around a problem, so we will be using our standard robot-base kit, motor-controller, battery, and Arduino to get started. This chapter will not discuss how to connect your Arduino to your robot-base, but rather how to connect the sensors from this chapter to your Arduino.</text:p>
      <text:p text:style-name="Text_20_body"><text:s text:c="2"/>You will need very few things to test the code in this chapter – an infrared detector from Radio Shack, <text:s/>an infrared emitter, your Arduino, and a computer. The infrared emitter from Radio Shack is easy to directly connect to the Arduino and only costs about $4.00. For testing purposes, you can use nearly any infrared remote from any TV, VCR, DVD, or other appliance. If you must purchase one, nearly any electronics store has a cheap IR remote for under $10. Alternatively, I will also show you how to use a recycled IR toy helicopter remote that has 3 joystick channels and 2 buttons – these are easily obtainable and provide more real-time control of your robot. </text:p>
      <text:p text:style-name="Text_20_body"><text:s text:c="2"/>While the Arduino code for this project has a few different parts that we will discuss, the overall objective is to get a stream of data, and ultimately a specific code from the infrared detector for each function on our infrared remote control. To do this, we will need to connect the infrared detector to our Arduino so we can read the signals and evaluate them. Then we will need to record the data that is received for several buttons on our remote control. Once we record the codes that are being sent across from the remote, we can assign some actions for our robot to carry out when called. While most IR remote controls have different codes, you can decode as few buttons as you like to get your robot moving. 3 or 4 functions should be sufficient for basic movement (up/down/left/right). First, we will discuss how an infrared detector works.</text:p>
      <text:h text:style-name="Heading_20_2" text:outline-level="2">The Infrared Detector</text:h>
      <text:p text:style-name="Text_20_body"><text:s text:c="2"/>An infrared detector is simply a transistor switch that is opened when a sufficient amount of infrared light enters the detector (which also acts as the base pin of this transistor). You can use a standard infrared detector LED to read infrared light levels and they work well for things like line-following robots and short-range object detection, but they have some shortcomings when dealing with reliable data transfer. They typically have 2 pins, an emitter and collector, that function as a normal transistor, but the base pin replaced by the LED detector, which is used to switch the transistor. Below is a standard infrared detector and emitter pair from Radio Shack (#276-142):</text:p>
      <text:p text:style-name="P4">insert image – infrared_leds.jpg</text:p>
      <text:p text:style-name="Text_20_body"/>
      <text:p text:style-name="Text_20_body"><text:s text:c="2"/>While basic infrared detectors have their place, there are a number of factors that can cause interference, usually from various other light sources. If this happens, the signal will be distorted and therefore useless to decode. Luckily, there is an inexpensive solution to this problem.</text:p>
      <text:p text:style-name="Text_20_body"><text:soft-page-break/><text:s text:c="2"/>To avoid signal noise and interference, most infrared control devices are tuned to a specific frequency when they transmit signals (similar to a Serial data transfer speed - eg. 9600bps) so that the receiving transistor knows to only listen to infrared signals that are transmitted at that same frequency (usually 38kHz). This means that you can buy a special infrared detector module that has a logic chip built-in to ignore non-control related infrared light. The image below shows a typical IR receiver module:</text:p>
      <text:p text:style-name="P4">insert image – sparkfun_ir_receiver.jpg</text:p>
      <text:p text:style-name="Text_20_body"/>
      <text:p text:style-name="Text_20_body"><text:s text:c="2"/>These detectors can be found in nearly any VCR, DVD player, TV, or other remotely controlled indoor appliance - and can easily be read using your Arduino. Radio Shack also sells Infrared Receiver Modules for about $4 each <text:bookmark-start text:name="__DdeLink__144_2134002683"/>(part #276-640)<text:bookmark-end text:name="__DdeLink__144_2134002683"/> while Sparkfun sells them for only $2 each (SEN-10266), and both can be directly connected to the Arduino. The receiver contains 3 pins: +5v, GND, and Input. Simply connect these pins to your Arduino, and you can read the input of the IR module from any Arduino I/O pin.</text:p>
      <text:p text:style-name="Text_20_body"><text:s text:c="2"/>How do you read the sensor? Alright, alright, let's get to it.</text:p>
      <text:h text:style-name="Heading_20_2" text:outline-level="2">Reading Infrared signals</text:h>
      <text:p text:style-name="Text_20_body"><text:s text:c="2"/>Infrared data transmission is shockingly simple to implement and equally as cheap. To send a signal using infrared light, you will need two devices: an infrared emitter and an infrared detector. The emitter is nothing more than an LED that only emits light in a specific wavelength (the infrared wavelength is 750 nm - 1 mm) - though these LED's are powered the same way as a normal LED, the light that is emitted is undetectable to the human eye (that is, you can't see it) and must be viewed using a digital camera or other filtering device. The infrared detector is actually a transistor switch that uses infrared light to activate its Base pin, instead of electrical current or voltage. The standard IR detector has 3 pins – power, ground, and signal. <text:s/>By applying +5v and Gnd signals to the power pins, we can simply plug the signal pin into any digital input pin on the Arduino (so any pin).</text:p>
      <text:p text:style-name="Text_20_body"><text:s text:c="2"/>As you may recall, a transistor is a solid-state electrical switch that can be turned On and Off thousands of times every second. The high speed at which the infrared detector can read infrared signals is ideal for low bandwidth data transfer using a string of binary data (0's and 1's) bits. To put it more simply, the typical infrared emitter device (remote control for your TV) sends out about 20 or so timed electrical pulses, which are meant to be read in order as a specific control code, each time you press a button. Each pulse that is emitted is one of two lengths - if intended to be interpreted as a LOW bit (0), the pulse duration is approximately 500 microseconds (0.5mS), whereas the duration of a pulse that is intended to be interpreted as a HIGH bit (1) is approximately 1100 microseconds (1.1mS). We can easily <text:span text:style-name="T9">read</text:span> each pulses that is transmitted using the pulseIn() command on the Arduino as shown in code example 1.1: <text:s/></text:p>
      <text:p text:style-name="Text_20_body"/>
      <text:p text:style-name="Text_20_body"><text:span text:style-name="Citation"><text:span text:style-name="T1">Code example 1.1 – reading a pulse</text:span></text:span></text:p>
      <text:p text:style-name="Text_20_body"><text:s text:c="2"/><text:span text:style-name="Teletype"><text:span text:style-name="T2">pulse_val = pulseIn(4, HIGH, 10000);</text:span></text:span></text:p>
      <text:p text:style-name="Text_20_body"/>
      <text:p text:style-name="Text_20_body"><text:s text:c="2"/>The pulseIn(pin, state, timeout) command takes 3 arguments and will watch a given pin (the first argument - D4 in the example above) as an input. When the pin changes state from 0v to +5v, this pulseIn() command will start recording the time duration in microseconds of how long that pin stays <text:s/>HIGH, which is the second argument that determines what state of the pulse to measure (LOW or <text:soft-page-break/>HIGH). Once the electrical pulse is complete and the voltage level drops back down to 0v, the time value that was calculated is then passed into the "pulse_val" variable shown above. The third argument is optional, but determines how long (in microseconds) the Arduino will wait on that pin to receive a pulse before it continues to the rest of the loop - if omitted, the default "timeout" value is 1 second (100000uS).</text:p>
      <text:p text:style-name="Text_20_body"><text:s text:c="2"/>So now we know how to read the individual pulses that come out of the infrared detector, but those values are intended to be converted into binary or boolean data (1's or 0's) – where 1 corresponds to a HIGH signal and 0 corresponds to a LOW signal. For this we must write a simple function to convert the timed values into boolean values.</text:p>
      <text:h text:style-name="Heading_20_2" text:outline-level="2">Booleanize</text:h>
      <text:p text:style-name="Text_20_body"><text:s text:c="2"/>The IR receiver module will convert infrared light received into a pulse of electricity that is either 500mS <text:s/>in duration or 1100mS (give or take a few microseconds), depending on the intended bit. So I decided to use 750uS as the threshold value that is roughly between 500uS and 1100uS – any pulse duration below the threshold value will be converted to a “0” and any pulse above the threshold will be converted to a “1”. Since a binary bit value type is called a "boolean", I named the function to convert these values "booleanize", see code example 1.2:</text:p>
      <text:p text:style-name="Text_20_body"/>
      <text:p text:style-name="Text_20_body"><text:span text:style-name="Citation"><text:span text:style-name="T1">Code example 1.2 – converting pulse time values into boolean values (0 or 1)</text:span></text:span></text:p>
      <text:p text:style-name="Text_20_body"><text:span text:style-name="Teletype"><text:span text:style-name="T2"><text:s text:c="4"/>void booleanize(){</text:span></text:span></text:p>
      <text:p text:style-name="Text_20_body"><text:span text:style-name="Teletype"><text:span text:style-name="T2"><text:s text:c="6"/>if (pulse_val &gt; 750){</text:span></text:span></text:p>
      <text:p text:style-name="Text_20_body"><text:span text:style-name="Teletype"><text:span text:style-name="T2"><text:s text:c="8"/>pulse_val = 1;</text:span></text:span></text:p>
      <text:p text:style-name="Text_20_body"><text:span text:style-name="Teletype"><text:span text:style-name="T2"><text:s text:c="6"/>}</text:span></text:span></text:p>
      <text:p text:style-name="Text_20_body"><text:span text:style-name="Teletype"><text:span text:style-name="T2"><text:s text:c="6"/>else {</text:span></text:span></text:p>
      <text:p text:style-name="Text_20_body"><text:span text:style-name="Teletype"><text:span text:style-name="T2"><text:s text:c="8"/>pulse_val = 0;</text:span></text:span></text:p>
      <text:p text:style-name="Text_20_body"><text:span text:style-name="Teletype"><text:span text:style-name="T2"><text:s text:c="6"/>}</text:span></text:span></text:p>
      <text:p text:style-name="Text_20_body"><text:span text:style-name="Teletype"><text:span text:style-name="T2"><text:s text:c="4"/>}</text:span></text:span></text:p>
      <text:p text:style-name="Text_20_body"><text:span text:style-name="Teletype"><text:span text:style-name="T2"/></text:span></text:p>
      <text:p text:style-name="Text_20_body"><text:s text:c="2"/>Well then... that was easy, right? We know that a boolean value can only be either 1 or 0, and we knew that the observed pulse length was either 500mS or 1100mS, so I just picked a value near the middle (750mS) to see if the pulse_val was above or below that and then assigned a 1 or 0 to the value accordingly. Congratulations, you've just been booleanized.</text:p>
      <text:p text:style-name="Text_20_body"><text:s text:c="2"/>Now that we have a clean data bit from each pulse, we need to add the booleanized pulses from each signal into one variable that can be analyzed – enter the String object.</text:p>
      <text:h text:style-name="Heading_20_2" text:outline-level="2">Arduino String object</text:h>
      <text:p text:style-name="Text_20_body"><text:s text:c="2"/>Typically when using the Arduino, you will see the integer data type (ie. int x = 3;) used to initiate variables for pin assignment, holding non-floating point numbers, or even variable names. We also discussed boolean variables that contain a binary piece of data which can only be either True or False (1 or 0 respectively). The easiest way to create a piece of data that contains the code we need from the IR remote is to create what is called a “String” object that can contain multiple characters in a row, and have more added to the end as needed. A simple string can be created by declaring the String variable type (note the capital S in String), assigning a name to the variable, then assigning a value by placing any characters between quotation marks like so:</text:p>
      <text:p text:style-name="Text_20_body"><text:soft-page-break/></text:p>
      <text:p text:style-name="Text_20_body"><text:tab/><text:span text:style-name="Teletype"><text:span text:style-name="T2">String test_string = “Hello”</text:span></text:span></text:p>
      <text:p text:style-name="Text_20_body"><text:span text:style-name="Teletype"><text:span text:style-name="T2"/></text:span></text:p>
      <text:p text:style-name="Text_20_body"><text:s text:c="2"/>Notice that this string contains characters like “H” and “e”. You can also place digits in a string, though they will not be interpreted as integers that can be added/subtracted/etc.., they will only be recognized as the character representation of a digit, such as the string “3”. <text:s/>Where the digits 3 + 8 would equal 11, the strings “3” + “8” would equal “38”. We will discuss more about adding strings, but first let us discuss the positioning of characters in a string.</text:p>
      <text:h text:style-name="Heading_20_3" text:outline-level="3">String Index</text:h>
      <text:p text:style-name="Text_20_body"><text:s text:c="2"/>Each character in the string is indexed by its position, which because of a programming technique called zero-based numbering or zero-indexing, the very first character in the string holds an index of 0 rather than 1, as you might normally think. This means that in the string “Hello”, the character at index 0 would be “H” and the last character in the string “o” would hold an index of 4. Keep this in mind as we will be accessing parts of the string by their array indexes, and this can be a source of confusion. The string index also allows us to look up the value of a given index, once we have a string. This is how we will check the strings to see if they contain the codes we are looking for. Furthermore, we can even check multiple index values at the same time using an Arduino String method called substring.</text:p>
      <text:h text:style-name="Heading_20_3" text:outline-level="3">Substring matching</text:h>
      <text:p text:style-name="Text_20_body"><text:s text:c="2"/>The Arduino language has a method called “substring()” that we can use on String objects that will allow us to check a specific index (or range of indexes) to see if they match another string. We will use this feature after recording the values from the IR remote output and storing them in the Arduino code – then when we are using our robot, we can compare the currently received code from the IR remote against the ones we recorded to determine the desired function from our robot.</text:p>
      <text:p text:style-name="Text_20_body"><text:s text:c="2"/>What? Well, let me put it this way. If you have a sample string with 4 characters “0001”, and we wanted to check and see if the character at index position 3 (the one at the end) is equal to “1”, we would use the substring method to make this query, as in example 1.3:</text:p>
      <text:p text:style-name="Text_20_body"><text:span text:style-name="Citation"><text:span text:style-name="T1"/></text:span></text:p>
      <text:p text:style-name="Text_20_body"><text:span text:style-name="Citation"><text:span text:style-name="T1">Code example 1.3 – evaluating a single substring index</text:span></text:span></text:p>
      <text:p text:style-name="Text_20_body"><text:span text:style-name="Teletype"><text:span text:style-name="T2"><text:s text:c="2"/>String tester = “0101”</text:span></text:span></text:p>
      <text:p text:style-name="Text_20_body"><text:span text:style-name="Teletype"><text:span text:style-name="T2"><text:s text:c="2"/>if (tester.substring(3) == "1"){</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
      <text:p text:style-name="Text_20_body"><text:s text:c="2"/>You would definitely get to do something cool there, because that <text:span text:style-name="T1">if</text:span> statement would pass since the last character (index 3) in the string above named tester is equal to 1. By rearranging the 0's and 1's into different orders, you can see that there are quite a few combinations of unique binary codes that we could interpret. For example, using a 4 digit binary code, we can derive 16 unique values (not listed in any particular order):</text:p>
      <text:p text:style-name="Text_20_body"><text:span text:style-name="Teletype"><text:span text:style-name="T2">0000, 0001, 0010, 0011, 0111, 0110, 0101, 0100, 1000, 1001, 1010, 1011, 1100, 1101, 1110, 1111.</text:span></text:span></text:p>
      <text:p text:style-name="Text_20_body"><text:s text:c="2"/>This means that we can use a single 4-character binary string to represent 16 different functions on our robot... now keep in mind that the string we will be building contains closer to 20 characters. That's <text:soft-page-break/>over 1,000,000 combinations of individual codes (2^20) - luckily there are only a handful of functions that we will use for our robot, so we don't need to decode all 1 million of the possible codes. </text:p>
      <text:p text:style-name="Text_20_body"><text:s text:c="2"/>Similar to the example above, we can also match a range of index values to check against another string, by passing two numbers into the substring() command, as shown in example 1.4:</text:p>
      <text:p text:style-name="Text_20_body"><text:span text:style-name="Citation"><text:span text:style-name="T3"/></text:span></text:p>
      <text:p text:style-name="Text_20_body"><text:span text:style-name="Citation"><text:span text:style-name="T12">Code example 1.4 – evaluating a range of range of substring indexes</text:span></text:span></text:p>
      <text:p text:style-name="Text_20_body"><text:span text:style-name="Teletype"><text:span text:style-name="T2"><text:s text:c="2"/>String tester = “0101”</text:span></text:span></text:p>
      <text:p text:style-name="Text_20_body"><text:span text:style-name="Teletype"><text:span text:style-name="T2"><text:s text:c="2"/>if (tester.substring(0,3) == "010"){</text:span></text:span></text:p>
      <text:p text:style-name="Text_20_body"><text:span text:style-name="Teletype"><text:span text:style-name="T2"><text:s text:c="4"/>// do something cool here</text:span></text:span></text:p>
      <text:p text:style-name="Text_20_body"><text:span text:style-name="Teletype"><text:span text:style-name="T2"><text:s text:c="2"/>}</text:span></text:span></text:p>
      <text:p text:style-name="Text_20_body"><text:span text:style-name="Teletype"><text:span text:style-name="T10"/></text:span></text:p>
      <text:p text:style-name="Text_20_body"><text:span text:style-name="Teletype"><text:span text:style-name="T10"><text:s text:c="2"/>The above substring evaluation would also return true because the index values from index position 0 up to (but not including) position 3 are equal to “010”. It is slightly confusing that the second number entered into the substring() method is not the index of the last value that will be evaluated, but the index position after. Keep this in mind when using this method. </text:span></text:span></text:p>
      <text:p text:style-name="Text_20_body"><text:span text:style-name="T10"><text:s text:c="2"/>So the next question then is how to get each of the boolean valu</text:span>es obtained by the Arduino into the string object that we create? By using a thing called string concatenation, which simply means adding each new value to the end of the existing string... let's talk more about that.</text:p>
      <text:h text:style-name="Heading_20_3" text:outline-level="3">String Concatenation</text:h>
      <text:p text:style-name="Text_20_body"><text:s text:c="2"/>One interesting feature about strings (that we will use) is that you can append or concatenate one string onto the end of another, without disrupting the position of the original characters, as shown in example 1.5:</text:p>
      <text:p text:style-name="Text_20_body"/>
      <text:p text:style-name="Text_20_body"><text:span text:style-name="Citation"><text:span text:style-name="T1">Code example 1.5 – concatenating (combining) two strings together</text:span></text:span></text:p>
      <text:p text:style-name="Text_20_body"><text:span text:style-name="Teletype"><text:span text:style-name="T2"><text:s text:c="2"/>String stringOne = “Hello ”;</text:span></text:span></text:p>
      <text:p text:style-name="Text_20_body"><text:span text:style-name="Teletype"><text:span text:style-name="T2"><text:s text:c="2"/>String stringTwo = “World”;</text:span></text:span></text:p>
      <text:p text:style-name="Text_20_body"><text:span text:style-name="Teletype"><text:span text:style-name="T2"><text:s text:c="2"/>String stringThree = stringOne + stringTwo;</text:span></text:span></text:p>
      <text:p text:style-name="Text_20_body"><text:span text:style-name="Teletype"><text:span text:style-name="T2"><text:s text:c="2"/>stringThree =&gt; “Hello World”</text:span></text:span></text:p>
      <text:p text:style-name="Text_20_body"/>
      <text:p text:style-name="Text_20_body"><text:s text:c="2"/>Notice how we declared 3 separate string objects, the third one being the sum of the first two. We can simply add stringOne and stringTwo together, which appended the content of stringTwo to the end of stringOne. The final line is what the resulting stringThree would return.</text:p>
      <text:p text:style-name="Text_20_body"><text:s text:c="2"/>We will similarly use string concatenation to keep adding each boolean value that we decode from the IR detector, and arrange them in the order that they were received. This way we can observe a consistent binary string which will vary depend on what function is being called from the remote.</text:p>
      <text:p text:style-name="Text_20_body"><text:s text:c="2"/>In our code, it will look slightly different because we will programatically be adding the new values being read into the existing string, instead of doing it manually as in the example above. Now if we add the “booleanize()” and “pulseIn()” functions that we discussed earlier in the chapter, along with a string concatenation loop to add all the values into the string, we can start to see how the string is formed in example 1.6:</text:p>
      <text:p text:style-name="Text_20_body"/>
      <text:p text:style-name="Text_20_body"><text:soft-page-break/><text:span text:style-name="Citation"><text:span text:style-name="T1">Code example 1.6 – Reading IR signals from a remote on your Arduino</text:span></text:span></text:p>
      <text:p text:style-name="Text_20_body"><text:span text:style-name="Teletype"><text:span text:style-name="T5">// Basic Infrared receiver test - Upload code to Arduino</text:span></text:span></text:p>
      <text:p text:style-name="Text_20_body"><text:span text:style-name="Teletype"><text:span text:style-name="T5">// Connect IR detector/receiver module Radio Shack (#276-640) to pin D12 (also power/gnd pins)</text:span></text:span></text:p>
      <text:p text:style-name="Text_20_body"><text:span text:style-name="Teletype"><text:span text:style-name="T5">// Open Serial Monitor on Arduino IDE, set speed to 9600 baud</text:span></text:span></text:p>
      <text:p text:style-name="Text_20_body"><text:span text:style-name="Teletype"><text:span text:style-name="T5">// Point Infrared remote (TV/VCR/DVD/IR Helicopter, etc..) and push a button</text:span></text:span></text:p>
      <text:p text:style-name="Text_20_body"><text:span text:style-name="Teletype"><text:span text:style-name="T5">// See values on monitor - should look somthing like "00000010101000000010" +/- a few digits</text:span></text:span></text:p>
      <text:p text:style-name="Text_20_body"><text:span text:style-name="Teletype"><text:span text:style-name="T2"/></text:span></text:p>
      <text:p text:style-name="Text_20_body"><text:span text:style-name="Teletype"><text:span text:style-name="T2">int pulse_pin = 12; </text:span></text:span><text:span text:style-name="Teletype"><text:span text:style-name="T5">// connect IR receiver to this pin- I used pin D12, but any pin will work.</text:span></text:span></text:p>
      <text:p text:style-name="Text_20_body"><text:span text:style-name="Teletype"><text:span text:style-name="T2">int pulse_val = 0; </text:span></text:span><text:span text:style-name="Teletype"><text:span text:style-name="T5">// create a variable to store the pulse values from the IR detector</text:span></text:span></text:p>
      <text:p text:style-name="Text_20_body"><text:span text:style-name="Teletype"><text:span text:style-name="T2">boolean reading = false; </text:span></text:span><text:span text:style-name="Teletype"><text:span text:style-name="T5">// a boolean variable to check if the IR sensor is still receiving a string</text:span></text:span></text:p>
      <text:p text:style-name="Text_20_body"><text:span text:style-name="Teletype"><text:span text:style-name="T2">String IRstring = ""; </text:span></text:span><text:span text:style-name="Teletype"><text:span text:style-name="T5">// initiate an empty String object to hold all of the booleanized pulse values</text:span></text:span></text:p>
      <text:p text:style-name="Text_20_body"><text:span text:style-name="Teletype"><text:span text:style-name="T2"/></text:span></text:p>
      <text:p text:style-name="Text_20_body"><text:span text:style-name="Teletype"><text:span text:style-name="T2">void setup() { <text:s text:c="2"/></text:span></text:span></text:p>
      <text:p text:style-name="Text_20_body"><text:span text:style-name="Teletype"><text:span text:style-name="T2"><text:s text:c="2"/>Serial.begin(9600); </text:span></text:span><text:span text:style-name="Teletype"><text:span text:style-name="T5">// start serial monitor at 9600 bits per second</text:span></text:span></text:p>
      <text:p text:style-name="Text_20_body"><text:span text:style-name="Teletype"><text:span text:style-name="T2"><text:s text:c="2"/>pinMode(pulse_pin, INPUT); </text:span></text:span><text:span text:style-name="Teletype"><text:span text:style-name="T5">// input pulse signal from infrared remote</text:span></text:span></text:p>
      <text:p text:style-name="Text_20_body"><text:span text:style-name="Teletype"><text:span text:style-name="T2">}</text:span></text:span></text:p>
      <text:p text:style-name="Text_20_body"><text:span text:style-name="Teletype"><text:span text:style-name="T2">void loop() {</text:span></text:span></text:p>
      <text:p text:style-name="Text_20_body"><text:span text:style-name="Teletype"><text:span text:style-name="T2"><text:s text:c="3"/>pulse_val = pulseIn(pulse_pin, HIGH, 10000); </text:span></text:span><text:span text:style-name="Teletype"><text:span text:style-name="T5">// get a pulse reading from the IR sensor</text:span></text:span></text:p>
      <text:p text:style-name="Text_20_body"><text:span text:style-name="Teletype"><text:span text:style-name="T2"><text:s text:c="2"/></text:span></text:span><text:span text:style-name="Teletype"><text:span text:style-name="T5">// now check to see if it is any pulse was read from the sensor</text:span></text:span></text:p>
      <text:p text:style-name="Text_20_body"><text:span text:style-name="Teletype"><text:span text:style-name="T2"><text:s text:c="2"/>if (pulse_val &gt; 0){</text:span></text:span></text:p>
      <text:p text:style-name="Text_20_body"><text:span text:style-name="Teletype"><text:span text:style-name="T2"><text:s text:c="4"/>reading = true; </text:span></text:span><text:span text:style-name="Teletype"><text:span text:style-name="T5">// assert that we are reading a signal</text:span></text:span></text:p>
      <text:p text:style-name="Text_20_body"><text:span text:style-name="Teletype"><text:span text:style-name="T2"><text:s text:c="4"/>if (pulse_val &gt; 750){pulse_val = 1;} </text:span></text:span><text:span text:style-name="Teletype"><text:span text:style-name="T5">// booleanize to 1 if above 750uS (closer to 1100uS)</text:span></text:span></text:p>
      <text:p text:style-name="Text_20_body"><text:span text:style-name="Teletype"><text:span text:style-name="T2"><text:s text:c="4"/>else {pulse_val = 0;} </text:span></text:span><text:span text:style-name="Teletype"><text:span text:style-name="T5">// booleanize to 0 if below 750uS (closer to 500uS)</text:span></text:span></text:p>
      <text:p text:style-name="Text_20_body"><text:span text:style-name="Teletype"><text:span text:style-name="T2"><text:s text:c="4"/>IRstring = IRstring + pulse_val; </text:span></text:span><text:span text:style-name="Teletype"><text:span text:style-name="T5">// append each new value to the string data object</text:span></text:span></text:p>
      <text:p text:style-name="Text_20_body"><text:span text:style-name="Teletype"><text:span text:style-name="T2"><text:s text:c="2"/>}</text:span></text:span></text:p>
      <text:p text:style-name="Text_20_body"><text:span text:style-name="Teletype"><text:span text:style-name="T2"><text:s text:c="2"/>else {</text:span></text:span></text:p>
      <text:p text:style-name="Text_20_body"><text:span text:style-name="Teletype"><text:span text:style-name="T2"><text:s text:c="4"/></text:span></text:span><text:span text:style-name="Teletype"><text:span text:style-name="T5">// if this is the first 0 reading after a string, finish that string and print the value</text:span></text:span></text:p>
      <text:p text:style-name="Text_20_body"><text:span text:style-name="Teletype"><text:span text:style-name="T2"><text:s text:c="4"/>if (reading == true){</text:span></text:span></text:p>
      <text:p text:style-name="Text_20_body"><text:span text:style-name="Teletype"><text:span text:style-name="T2"><text:s text:c="6"/>Serial.println(IRstring); </text:span></text:span><text:span text:style-name="Teletype"><text:span text:style-name="T5">// Print the full String</text:span></text:span></text:p>
      <text:p text:style-name="Text_20_body"><text:span text:style-name="Teletype"><text:span text:style-name="T2"><text:s text:c="6"/>IRstring = ""; <text:s/></text:span></text:span><text:span text:style-name="Teletype"><text:span text:style-name="T5">// reset the string object to be empty "", so we can read the next one</text:span></text:span></text:p>
      <text:p text:style-name="Text_20_body"><text:span text:style-name="Teletype"><text:span text:style-name="T2"><text:s text:c="4"/>}</text:span></text:span></text:p>
      <text:p text:style-name="Text_20_body"><text:span text:style-name="Teletype"><text:span text:style-name="T2"><text:s text:c="4"/>reading = false; </text:span></text:span><text:span text:style-name="Teletype"><text:span text:style-name="T5">// no longer reading a pulse, set reading boolean to false and wait for a pulse</text:span></text:span></text:p>
      <text:p text:style-name="Text_20_body"><text:span text:style-name="Teletype"><text:span text:style-name="T2"><text:s text:c="2"/>}</text:span></text:span></text:p>
      <text:p text:style-name="Text_20_body"><text:span text:style-name="Teletype"><text:span text:style-name="T2">}</text:span></text:span></text:p>
      <text:p text:style-name="Text_20_body"/>
      <text:p text:style-name="Text_20_body">If everything is working correctly, you should be pushing buttons on your remote and seeing strings of data on your Serial monitor similar to the image below:</text:p>
      <text:p text:style-name="P4">insert image – infrared_serial_monitor_test.png</text:p>
      <text:p text:style-name="Text_20_body"/>
      <text:p text:style-name="Text_20_body"><text:s text:c="2"/>Great, so now you are getting string after string after string and you are probably wondering what you are going to do with all of these strings. Turns out, we are going to pick a few and decode them. </text:p>
      <text:h text:style-name="Heading_20_2" text:outline-level="2"><text:soft-page-break/><text:s/>Decoding Infrared Signals from Your Remote</text:h>
      <text:p text:style-name="Text_20_body"><text:s text:c="2"/>Since each string is essentially a “code” and we only need a few of those to make a basic robot go forward, reverse, left, and right. Pick 4 buttons on your remote to decode and let's start with those. To decode a signal, we just pick a button on the remote (ie. Volume Up) and push it several times to make sure the strings that you read on your Serial monitor are consistent (meaning it looks the same each time), then write it down. If you get a stray value here and there, don't worry – you will learn that infrared control is not the most reliable form of data transmission, but it will be perfect for our project. Then repeat this process for the rest of the buttons you plan on decoding, making sure to record the button you pushed to get the code you recorded. </text:p>
      <text:p text:style-name="Text_20_body"><text:s text:c="2"/>You should end up with a set of strings corresponding to the functions you would like on your robot. <text:s/>In chart example 1.7 there are four signals from my infrared remote, each with 20 boolean values in a row. S1-S4 on the left side of the chart show the 4 different signals used, while the top row of numbers show the index number of each bit in the string:</text:p>
      <text:p text:style-name="Text_20_body"/>
      <text:p text:style-name="Text_20_body"><text:span text:style-name="Citation"><text:span text:style-name="T1">Chart example 1.7 – Plotting the values from each string onto a chart with the index values above.</text:span></text:span></text:p>
      <table:table table:name="Table1" table:style-name="Table1">
        <table:table-column table:style-name="Table1.A" table:number-columns-repeated="21"/>
        <table:table-column table:style-name="Table1.V"/>
        <table:table-row>
          <table:table-cell table:style-name="Table1.A1" table:number-columns-spanned="22" office:value-type="string">
            <text:p text:style-name="P1">Infrared Remote Signal Decode Ch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Contents"/>
          </table:table-cell>
          <table:table-cell table:style-name="Table1.A2" office:value-type="string">
            <text:p text:style-name="Table_20_Contents">0</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9</text:p>
          </table:table-cell>
          <table:table-cell table:style-name="Table1.A2" office:value-type="string">
            <text:p text:style-name="Table_20_Contents">10</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4</text:p>
          </table:table-cell>
          <table:table-cell table:style-name="Table1.A2" office:value-type="string">
            <text:p text:style-name="Table_20_Contents">15</text:p>
          </table:table-cell>
          <table:table-cell table:style-name="Table1.A2" office:value-type="string">
            <text:p text:style-name="Table_20_Contents">16</text:p>
          </table:table-cell>
          <table:table-cell table:style-name="Table1.A2" office:value-type="string">
            <text:p text:style-name="Table_20_Contents">17</text:p>
          </table:table-cell>
          <table:table-cell table:style-name="Table1.A2" office:value-type="string">
            <text:p text:style-name="Table_20_Contents">18</text:p>
          </table:table-cell>
          <table:table-cell table:style-name="Table1.A2" office:value-type="string">
            <text:p text:style-name="Table_20_Contents">19</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row>
          <table:table-cell table:style-name="Table1.A2" office:value-type="string">
            <text:p text:style-name="Table_20_Contents">S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2</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3</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0</text:p>
          </table:table-cell>
          <table:table-cell table:style-name="Table1.A2" office:value-type="string">
            <text:p text:style-name="P2">1</text:p>
          </table:table-cell>
          <table:table-cell table:style-name="Table1.A2" office:value-type="string">
            <text:p text:style-name="P2">1</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S4</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1</text:p>
          </table:table-cell>
          <table:table-cell table:style-name="Table1.A2" office:value-type="string">
            <text:p text:style-name="P3">0</text:p>
          </table:table-cell>
          <table:table-cell table:style-name="Table1.A2" office:value-type="string">
            <text:p text:style-name="P2">1</text:p>
          </table:table-cell>
          <table:table-cell table:style-name="Table1.A2" office:value-type="string">
            <text:p text:style-name="P2">0</text:p>
          </table:table-cell>
          <table:table-cell table:style-name="Table1.A2" office:value-type="string">
            <text:p text:style-name="P2">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A2" office:value-type="string">
            <text:p text:style-name="P3">0</text:p>
          </table:table-cell>
          <table:table-cell table:style-name="Table1.V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V2" office:value-type="string">
            <text:p text:style-name="Table_20_Contents"/>
          </table:table-cell>
        </table:table-row>
      </table:table>
      <text:p text:style-name="Text_20_body"/>
      <text:p text:style-name="Text_20_body"><text:s text:c="2"/>As you can see from the chart, the only bits that changed between each button press were in index positions 8, 9, and 10, where each set of bits is different between the four codes received. The key to decoding a signal is being able to ignore the similarities between each code and pick out what makes them different – the differences are what we will test for in our code. That being said, you can see that I changed the color of all numbers on the chart that were not unique and made the unique values bold.</text:p>
      <text:p text:style-name="Text_20_body"><text:s text:c="2"/>The signals in the chart above could be simplified and defined in your Arduino code as shown below. Each time you read a new signal from the IR remote, you can check the substring(8,11) to see if is equal to any of the the signals that you have recorded, if so you can then carry out a specific action. </text:p>
      <text:p text:style-name="Text_20_body">Signal_1 = “000”</text:p>
      <text:p text:style-name="Text_20_body">Signal_2 = “010”</text:p>
      <text:p text:style-name="Text_20_body">Signal_3 = “011”</text:p>
      <text:p text:style-name="Text_20_body">Signal_4 = “100”</text:p>
      <text:p text:style-name="Text_20_body"/>
      <text:p text:style-name="Text_20_body"><text:s text:c="2"/>At this point, it should be fairly easy to see how you could use the codes from each button to take control of your robot. Using a few “if/else” statements, we can quickly throw together a test to separate each code into a different robot action.</text:p>
      <text:p text:style-name="Text_20_body"><text:soft-page-break/></text:p>
      <text:p text:style-name="Text_20_body"><text:span text:style-name="Citation"><text:span text:style-name="T1">Code example 1.8 – Comparing decoded substrings with a test string</text:span></text:span></text:p>
      <text:p text:style-name="Text_20_body"><text:span text:style-name="Citation"><text:span text:style-name="T1"/></text:span></text:p>
      <text:p text:style-name="Text_20_body"><text:span text:style-name="Teletype"><text:span text:style-name="T2"><text:s text:c="2"/>String IRstring = "</text:span></text:span><text:span text:style-name="Teletype"><text:span text:style-name="T6">00000010</text:span></text:span><text:span text:style-name="Teletype"><text:span text:style-name="T8">01</text:span></text:span><text:span text:style-name="Teletype"><text:span text:style-name="T7">0</text:span></text:span><text:span text:style-name="Teletype"><text:span text:style-name="T6">000000000</text:span></text:span><text:span text:style-name="Teletype"><text:span text:style-name="T2">"; </text:span></text:span><text:span text:style-name="Teletype"><text:span text:style-name="T5">// index positions 8, 9, and 10 are underlined</text:span></text:span></text:p>
      <text:p text:style-name="Text_20_body"><text:span text:style-name="Teletype"><text:span text:style-name="T2"/></text:span></text:p>
      <text:p text:style-name="Text_20_body"><text:span text:style-name="Teletype"><text:span text:style-name="T2"><text:s text:c="2"/>if (IRstring.substring(8,11) == "000"){</text:span></text:span></text:p>
      <text:p text:style-name="Text_20_body"><text:span text:style-name="Teletype"><text:span text:style-name="T2"><text:s text:c="4"/>// Go Forward!</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010"){</text:span></text:span></text:p>
      <text:p text:style-name="Text_20_body"><text:span text:style-name="Teletype"><text:span text:style-name="T2"><text:s text:c="4"/>// Go Reverse!</text:span></text:span></text:p>
      <text:p text:style-name="Text_20_body"><text:span text:style-name="Teletype"><text:span text:style-name="T2"><text:s text:c="4"/></text:span></text:span><text:span text:style-name="Teletype"><text:span text:style-name="T4">// This statement is TRUE</text:span></text:span></text:p>
      <text:p text:style-name="Text_20_body"><text:span text:style-name="Teletype"><text:span text:style-name="T2"><text:s text:c="2"/>}</text:span></text:span></text:p>
      <text:p text:style-name="Text_20_body"><text:span text:style-name="Teletype"><text:span text:style-name="T2"><text:s text:c="2"/>else if (IRstring.substring(8,11) == "011"){</text:span></text:span></text:p>
      <text:p text:style-name="Text_20_body"><text:span text:style-name="Teletype"><text:span text:style-name="T2"><text:s text:c="4"/>// Go Left! </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 text:c="2"/>else if (IRstring.substring(8,11) == "100"){</text:span></text:span></text:p>
      <text:p text:style-name="Text_20_body"><text:span text:style-name="Teletype"><text:span text:style-name="T2"><text:s text:c="4"/>// Go Right!</text:span></text:span></text:p>
      <text:p text:style-name="Text_20_body"><text:span text:style-name="Teletype"><text:span text:style-name="T2"><text:s text:c="4"/>// False</text:span></text:span></text:p>
      <text:p text:style-name="Text_20_body"><text:span text:style-name="Teletype"><text:span text:style-name="T2"><text:s text:c="2"/>}</text:span></text:span></text:p>
      <text:p text:style-name="Text_20_body"><text:span text:style-name="Teletype"><text:span text:style-name="T2"/></text:span></text:p>
      <text:p text:style-name="Text_20_body"><text:span text:style-name="Teletype"><text:span text:style-name="T11"><text:s text:c="2"/>Now you should be able to decode as many other buttons as you like, keeping in mind that if you introduce other buttons, you will need to compare them against your original codes to confirm that no conflicts were introduced with the indexes that you are testing against. It is possible that if you add more codes to your chart, you may notice another index that was not previously an active bit.</text:span></text:span></text:p>
      <text:p text:style-name="Text_20_body"><text:span text:style-name="Teletype"><text:span text:style-name="T11"/></text:span></text:p>
      <text:p text:style-name="Text_20_body"><text:span text:style-name="Teletype"><text:span text:style-name="T11"/></text:span></text:p>
      <text:p text:style-name="Text_20_body"><text:span text:style-name="Teletype"><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DejaVu Sans Mono" svg:font-family="'DejaVu Sans Mono'"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Example" style:family="text">
      <style:text-properties style:font-name="DejaVu Sans Mono" style:font-name-asian="WenQuanYi Micro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DejaVu Sans Mono" style:font-name-asian="WenQuanYi Micro Hei1" style:font-name-complex="DejaVu Sans Mono"/>
    </style:style>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Definition" style:family="text"/>
    <style:style style:name="Drop_20_Caps" style:display-name="Drop Caps" style:family="text"/>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Caption_20_characters" style:display-name="Caption characters"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Teletype" style:family="text">
      <style:text-properties style:font-name="DejaVu Sans Mono" style:font-name-asian="WenQuanYi Micro Hei1" style:font-name-complex="DejaVu Sans Mono"/>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dc:date>2012-09-28T18:39:16</dc:date>
    <dc:creator>JD </dc:creator>
    <meta:editing-duration>PT19H48M57S</meta:editing-duration>
    <meta:editing-cycles>48</meta:editing-cycles>
    <meta:document-statistic meta:table-count="1" meta:image-count="0" meta:object-count="0" meta:page-count="8" meta:paragraph-count="239" meta:word-count="3800" meta:character-count="21371"/>
  </office:meta>
</office:document-meta>
</file>